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6cm"/>
    </style:style>
    <style:style style:name="co2" style:family="table-column">
      <style:table-column-properties fo:break-before="auto" style:column-width="1.432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912cm" svg:height="8.925cm" svg:x="9.554cm" svg:y="0.507cm">
            <draw:object draw:notify-on-update-of-ranges="Sheet1.A4:Sheet1.A20 Sheet1.C2:Sheet1.C2 Sheet1.C4:Sheet1.C20 Sheet1.D2:Sheet1.D2 Sheet1.D4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021cm" svg:height="8.982cm" svg:x="9.525cm" svg:y="9.817cm">
            <draw:object draw:notify-on-update-of-ranges="Sheet1.A24:Sheet1.A40 Sheet1.C22:Sheet1.C22 Sheet1.C24:Sheet1.C40 Sheet1.D22:Sheet1.D22 Sheet1.D24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degrees/ frame</text:p>
          </table:table-cell>
          <table:table-cell table:style-name="ce2" office:value-type="string" calcext:value-type="string">
            <text:p>Angular Velocity (left axis)</text:p>
          </table:table-cell>
          <table:table-cell table:style-name="ce2" office:value-type="string" calcext:value-type="string">
            <text:p>Angular Acceleration (right axis)</text:p>
          </table:table-cell>
          <table:table-cell table:style-name="ce2" office:value-type="string" calcext:value-type="string">
            <text:p>Angular Jerk</text:p>
          </table:table-cell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egrees/sec</text:p>
          </table:table-cell>
          <table:table-cell table:style-name="ce3" office:value-type="string" calcext:value-type="string">
            <text:p>deg/sec^2</text:p>
          </table:table-cell>
          <table:table-cell table:style-name="ce3" office:value-type="string" calcext:value-type="string">
            <text:p>deg/sec^3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3" calcext:value-type="float">
            <text:p>3</text:p>
          </table:table-cell>
          <table:table-cell table:formula="of:=[.B4]/0.02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3" calcext:value-type="float">
            <text:p>3</text:p>
          </table:table-cell>
          <table:table-cell table:formula="of:=[.B5]/0.02" office:value-type="float" office:value="150" calcext:value-type="float">
            <text:p>150</text:p>
          </table:table-cell>
          <table:table-cell table:formula="of:=([.C5]-[.C4])/0.02" office:value-type="float" office:value="0" calcext:value-type="float">
            <text:p>0</text:p>
          </table:table-cell>
          <table:table-cell table:formula="of:=([.D5]-[.D4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3" calcext:value-type="float">
            <text:p>3</text:p>
          </table:table-cell>
          <table:table-cell table:formula="of:=[.B6]/0.02" office:value-type="float" office:value="150" calcext:value-type="float">
            <text:p>150</text:p>
          </table:table-cell>
          <table:table-cell table:formula="of:=([.C6]-[.C5])/0.02" office:value-type="float" office:value="0" calcext:value-type="float">
            <text:p>0</text:p>
          </table:table-cell>
          <table:table-cell table:formula="of:=([.D6]-[.D5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3" calcext:value-type="float">
            <text:p>3</text:p>
          </table:table-cell>
          <table:table-cell table:formula="of:=[.B7]/0.02" office:value-type="float" office:value="150" calcext:value-type="float">
            <text:p>150</text:p>
          </table:table-cell>
          <table:table-cell table:formula="of:=([.C7]-[.C6])/0.02" office:value-type="float" office:value="0" calcext:value-type="float">
            <text:p>0</text:p>
          </table:table-cell>
          <table:table-cell table:formula="of:=([.D7]-[.D6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3" calcext:value-type="float">
            <text:p>3</text:p>
          </table:table-cell>
          <table:table-cell table:formula="of:=[.B8]/0.02" office:value-type="float" office:value="150" calcext:value-type="float">
            <text:p>150</text:p>
          </table:table-cell>
          <table:table-cell table:formula="of:=([.C8]-[.C7])/0.02" office:value-type="float" office:value="0" calcext:value-type="float">
            <text:p>0</text:p>
          </table:table-cell>
          <table:table-cell table:formula="of:=([.D8]-[.D7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3" calcext:value-type="float">
            <text:p>3</text:p>
          </table:table-cell>
          <table:table-cell table:formula="of:=[.B9]/0.02" office:value-type="float" office:value="150" calcext:value-type="float">
            <text:p>150</text:p>
          </table:table-cell>
          <table:table-cell table:formula="of:=([.C9]-[.C8])/0.02" office:value-type="float" office:value="0" calcext:value-type="float">
            <text:p>0</text:p>
          </table:table-cell>
          <table:table-cell table:formula="of:=([.D9]-[.D8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table:formula="of:=[.B10]/0.02" office:value-type="float" office:value="150" calcext:value-type="float">
            <text:p>150</text:p>
          </table:table-cell>
          <table:table-cell table:formula="of:=([.C10]-[.C9])/0.02" office:value-type="float" office:value="0" calcext:value-type="float">
            <text:p>0</text:p>
          </table:table-cell>
          <table:table-cell table:formula="of:=([.D10]-[.D9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table:formula="of:=[.B11]/0.02" office:value-type="float" office:value="150" calcext:value-type="float">
            <text:p>150</text:p>
          </table:table-cell>
          <table:table-cell table:formula="of:=([.C11]-[.C10])/0.02" office:value-type="float" office:value="0" calcext:value-type="float">
            <text:p>0</text:p>
          </table:table-cell>
          <table:table-cell table:formula="of:=([.D11]-[.D10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3" calcext:value-type="float">
            <text:p>3</text:p>
          </table:table-cell>
          <table:table-cell table:formula="of:=[.B12]/0.02" office:value-type="float" office:value="150" calcext:value-type="float">
            <text:p>150</text:p>
          </table:table-cell>
          <table:table-cell table:formula="of:=([.C12]-[.C11])/0.02" office:value-type="float" office:value="0" calcext:value-type="float">
            <text:p>0</text:p>
          </table:table-cell>
          <table:table-cell table:formula="of:=([.D12]-[.D11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-5" calcext:value-type="float">
            <text:p>-5</text:p>
          </table:table-cell>
          <table:table-cell table:formula="of:=[.B13]/0.02" office:value-type="float" office:value="-250" calcext:value-type="float">
            <text:p>-250</text:p>
          </table:table-cell>
          <table:table-cell table:style-name="ce5" table:formula="of:=([.C13]-[.C12])/0.02" office:value-type="float" office:value="-20000" calcext:value-type="float">
            <text:p>-20000</text:p>
          </table:table-cell>
          <table:table-cell table:style-name="ce5" table:formula="of:=([.D13]-[.D12])/0.02" office:value-type="float" office:value="-1000000" calcext:value-type="float">
            <text:p>-100000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-5" calcext:value-type="float">
            <text:p>-5</text:p>
          </table:table-cell>
          <table:table-cell table:formula="of:=[.B14]/0.02" office:value-type="float" office:value="-250" calcext:value-type="float">
            <text:p>-250</text:p>
          </table:table-cell>
          <table:table-cell table:formula="of:=([.C14]-[.C13])/0.02" office:value-type="float" office:value="0" calcext:value-type="float">
            <text:p>0</text:p>
          </table:table-cell>
          <table:table-cell table:style-name="ce5" table:formula="of:=([.D14]-[.D13])/0.02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-5" calcext:value-type="float">
            <text:p>-5</text:p>
          </table:table-cell>
          <table:table-cell table:formula="of:=[.B15]/0.02" office:value-type="float" office:value="-250" calcext:value-type="float">
            <text:p>-250</text:p>
          </table:table-cell>
          <table:table-cell table:formula="of:=([.C15]-[.C14])/0.02" office:value-type="float" office:value="0" calcext:value-type="float">
            <text:p>0</text:p>
          </table:table-cell>
          <table:table-cell table:formula="of:=([.D15]-[.D14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-5" calcext:value-type="float">
            <text:p>-5</text:p>
          </table:table-cell>
          <table:table-cell table:formula="of:=[.B16]/0.02" office:value-type="float" office:value="-250" calcext:value-type="float">
            <text:p>-250</text:p>
          </table:table-cell>
          <table:table-cell table:formula="of:=([.C16]-[.C15])/0.02" office:value-type="float" office:value="0" calcext:value-type="float">
            <text:p>0</text:p>
          </table:table-cell>
          <table:table-cell table:formula="of:=([.D16]-[.D15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-5" calcext:value-type="float">
            <text:p>-5</text:p>
          </table:table-cell>
          <table:table-cell table:formula="of:=[.B17]/0.02" office:value-type="float" office:value="-250" calcext:value-type="float">
            <text:p>-250</text:p>
          </table:table-cell>
          <table:table-cell table:formula="of:=([.C17]-[.C16])/0.02" office:value-type="float" office:value="0" calcext:value-type="float">
            <text:p>0</text:p>
          </table:table-cell>
          <table:table-cell table:formula="of:=([.D17]-[.D16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-5" calcext:value-type="float">
            <text:p>-5</text:p>
          </table:table-cell>
          <table:table-cell table:formula="of:=[.B18]/0.02" office:value-type="float" office:value="-250" calcext:value-type="float">
            <text:p>-250</text:p>
          </table:table-cell>
          <table:table-cell table:formula="of:=([.C18]-[.C17])/0.02" office:value-type="float" office:value="0" calcext:value-type="float">
            <text:p>0</text:p>
          </table:table-cell>
          <table:table-cell table:formula="of:=([.D18]-[.D17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-5" calcext:value-type="float">
            <text:p>-5</text:p>
          </table:table-cell>
          <table:table-cell table:formula="of:=[.B19]/0.02" office:value-type="float" office:value="-250" calcext:value-type="float">
            <text:p>-250</text:p>
          </table:table-cell>
          <table:table-cell table:formula="of:=([.C19]-[.C18])/0.02" office:value-type="float" office:value="0" calcext:value-type="float">
            <text:p>0</text:p>
          </table:table-cell>
          <table:table-cell table:formula="of:=([.D19]-[.D18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-5" calcext:value-type="float">
            <text:p>-5</text:p>
          </table:table-cell>
          <table:table-cell table:formula="of:=[.B20]/0.02" office:value-type="float" office:value="-250" calcext:value-type="float">
            <text:p>-250</text:p>
          </table:table-cell>
          <table:table-cell table:formula="of:=([.C20]-[.C19])/0.02" office:value-type="float" office:value="0" calcext:value-type="float">
            <text:p>0</text:p>
          </table:table-cell>
          <table:table-cell table:formula="of:=([.D20]-[.D19])/0.0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degrees/ frame</text:p>
          </table:table-cell>
          <table:table-cell table:style-name="ce2" office:value-type="string" calcext:value-type="string">
            <text:p>Angular Velocity (left axis)</text:p>
          </table:table-cell>
          <table:table-cell table:style-name="ce2" office:value-type="string" calcext:value-type="string">
            <text:p>Angular Acceleration (right axis)</text:p>
          </table:table-cell>
          <table:table-cell table:style-name="ce2" office:value-type="string" calcext:value-type="string">
            <text:p>Angular Jerk</text:p>
          </table:table-cell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egrees/sec</text:p>
          </table:table-cell>
          <table:table-cell table:style-name="ce3" office:value-type="string" calcext:value-type="string">
            <text:p>deg/sec^2</text:p>
          </table:table-cell>
          <table:table-cell table:style-name="ce3" office:value-type="string" calcext:value-type="string">
            <text:p>deg/sec^3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3" calcext:value-type="float">
            <text:p>3</text:p>
          </table:table-cell>
          <table:table-cell table:formula="of:=[.B24]/0.02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3" calcext:value-type="float">
            <text:p>3</text:p>
          </table:table-cell>
          <table:table-cell table:formula="of:=[.B25]/0.02" office:value-type="float" office:value="150" calcext:value-type="float">
            <text:p>150</text:p>
          </table:table-cell>
          <table:table-cell table:formula="of:=([.C25]-[.C24])/0.02" office:value-type="float" office:value="0" calcext:value-type="float">
            <text:p>0</text:p>
          </table:table-cell>
          <table:table-cell table:formula="of:=([.D25]-[.D24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3" calcext:value-type="float">
            <text:p>3</text:p>
          </table:table-cell>
          <table:table-cell table:formula="of:=[.B26]/0.02" office:value-type="float" office:value="150" calcext:value-type="float">
            <text:p>150</text:p>
          </table:table-cell>
          <table:table-cell table:formula="of:=([.C26]-[.C25])/0.02" office:value-type="float" office:value="0" calcext:value-type="float">
            <text:p>0</text:p>
          </table:table-cell>
          <table:table-cell table:formula="of:=([.D26]-[.D25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3" calcext:value-type="float">
            <text:p>3</text:p>
          </table:table-cell>
          <table:table-cell table:formula="of:=[.B27]/0.02" office:value-type="float" office:value="150" calcext:value-type="float">
            <text:p>150</text:p>
          </table:table-cell>
          <table:table-cell table:formula="of:=([.C27]-[.C26])/0.02" office:value-type="float" office:value="0" calcext:value-type="float">
            <text:p>0</text:p>
          </table:table-cell>
          <table:table-cell table:formula="of:=([.D27]-[.D26])/0.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table:style-name="ce4" table:formula="of:=3-(ROW()-27)*(8/11)" office:value-type="float" office:value="2.27272727272727" calcext:value-type="float">
            <text:p>2.27</text:p>
          </table:table-cell>
          <table:table-cell table:style-name="ce4" table:formula="of:=[.B28]/0.02" office:value-type="float" office:value="113.636363636364" calcext:value-type="float">
            <text:p>113.64</text:p>
          </table:table-cell>
          <table:table-cell table:style-name="ce6" table:formula="of:=([.C28]-[.C27])/0.02" office:value-type="float" office:value="-1818.18181818182" calcext:value-type="float">
            <text:p>-1818.18</text:p>
          </table:table-cell>
          <table:table-cell table:style-name="ce6" table:formula="of:=([.D28]-[.D27])/0.02" office:value-type="float" office:value="-90909.0909090909" calcext:value-type="float">
            <text:p>-90909.09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style-name="ce4" table:formula="of:=3-(ROW()-27)*(8/11)" office:value-type="float" office:value="1.54545454545455" calcext:value-type="float">
            <text:p>1.55</text:p>
          </table:table-cell>
          <table:table-cell table:style-name="ce4" table:formula="of:=[.B29]/0.02" office:value-type="float" office:value="77.2727272727273" calcext:value-type="float">
            <text:p>77.27</text:p>
          </table:table-cell>
          <table:table-cell table:style-name="ce6" table:formula="of:=([.C29]-[.C28])/0.02" office:value-type="float" office:value="-1818.18181818182" calcext:value-type="float">
            <text:p>-1818.18</text:p>
          </table:table-cell>
          <table:table-cell table:style-name="ce6" table:formula="of:=([.D29]-[.D28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table:style-name="ce4" table:formula="of:=3-(ROW()-27)*(8/11)" office:value-type="float" office:value="0.818181818181818" calcext:value-type="float">
            <text:p>0.82</text:p>
          </table:table-cell>
          <table:table-cell table:style-name="ce4" table:formula="of:=[.B30]/0.02" office:value-type="float" office:value="40.9090909090909" calcext:value-type="float">
            <text:p>40.91</text:p>
          </table:table-cell>
          <table:table-cell table:style-name="ce6" table:formula="of:=([.C30]-[.C29])/0.02" office:value-type="float" office:value="-1818.18181818182" calcext:value-type="float">
            <text:p>-1818.18</text:p>
          </table:table-cell>
          <table:table-cell table:style-name="ce6" table:formula="of:=([.D30]-[.D29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table:style-name="ce4" table:formula="of:=3-(ROW()-27)*(8/11)" office:value-type="float" office:value="0.0909090909090908" calcext:value-type="float">
            <text:p>0.09</text:p>
          </table:table-cell>
          <table:table-cell table:style-name="ce4" table:formula="of:=[.B31]/0.02" office:value-type="float" office:value="4.54545454545454" calcext:value-type="float">
            <text:p>4.55</text:p>
          </table:table-cell>
          <table:table-cell table:style-name="ce6" table:formula="of:=([.C31]-[.C30])/0.02" office:value-type="float" office:value="-1818.18181818182" calcext:value-type="float">
            <text:p>-1818.18</text:p>
          </table:table-cell>
          <table:table-cell table:style-name="ce6" table:formula="of:=([.D31]-[.D30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table:style-name="ce4" table:formula="of:=3-(ROW()-27)*(8/11)" office:value-type="float" office:value="-0.636363636363637" calcext:value-type="float">
            <text:p>-0.64</text:p>
          </table:table-cell>
          <table:table-cell table:style-name="ce4" table:formula="of:=[.B32]/0.02" office:value-type="float" office:value="-31.8181818181818" calcext:value-type="float">
            <text:p>-31.82</text:p>
          </table:table-cell>
          <table:table-cell table:style-name="ce6" table:formula="of:=([.C32]-[.C31])/0.02" office:value-type="float" office:value="-1818.18181818182" calcext:value-type="float">
            <text:p>-1818.18</text:p>
          </table:table-cell>
          <table:table-cell table:style-name="ce6" table:formula="of:=([.D32]-[.D31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style-name="ce4" table:formula="of:=3-(ROW()-27)*(8/11)" office:value-type="float" office:value="-1.36363636363636" calcext:value-type="float">
            <text:p>-1.36</text:p>
          </table:table-cell>
          <table:table-cell table:style-name="ce4" table:formula="of:=[.B33]/0.02" office:value-type="float" office:value="-68.1818181818182" calcext:value-type="float">
            <text:p>-68.18</text:p>
          </table:table-cell>
          <table:table-cell table:style-name="ce6" table:formula="of:=([.C33]-[.C32])/0.02" office:value-type="float" office:value="-1818.18181818182" calcext:value-type="float">
            <text:p>-1818.18</text:p>
          </table:table-cell>
          <table:table-cell table:style-name="ce6" table:formula="of:=([.D33]-[.D32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style-name="ce4" table:formula="of:=3-(ROW()-27)*(8/11)" office:value-type="float" office:value="-2.09090909090909" calcext:value-type="float">
            <text:p>-2.09</text:p>
          </table:table-cell>
          <table:table-cell table:style-name="ce4" table:formula="of:=[.B34]/0.02" office:value-type="float" office:value="-104.545454545455" calcext:value-type="float">
            <text:p>-104.55</text:p>
          </table:table-cell>
          <table:table-cell table:style-name="ce6" table:formula="of:=([.C34]-[.C33])/0.02" office:value-type="float" office:value="-1818.18181818182" calcext:value-type="float">
            <text:p>-1818.18</text:p>
          </table:table-cell>
          <table:table-cell table:style-name="ce6" table:formula="of:=([.D34]-[.D33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table:style-name="ce4" table:formula="of:=3-(ROW()-27)*(8/11)" office:value-type="float" office:value="-2.81818181818182" calcext:value-type="float">
            <text:p>-2.82</text:p>
          </table:table-cell>
          <table:table-cell table:style-name="ce4" table:formula="of:=[.B35]/0.02" office:value-type="float" office:value="-140.909090909091" calcext:value-type="float">
            <text:p>-140.91</text:p>
          </table:table-cell>
          <table:table-cell table:style-name="ce6" table:formula="of:=([.C35]-[.C34])/0.02" office:value-type="float" office:value="-1818.18181818182" calcext:value-type="float">
            <text:p>-1818.18</text:p>
          </table:table-cell>
          <table:table-cell table:style-name="ce6" table:formula="of:=([.D35]-[.D34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table:style-name="ce4" table:formula="of:=3-(ROW()-27)*(8/11)" office:value-type="float" office:value="-3.54545454545455" calcext:value-type="float">
            <text:p>-3.55</text:p>
          </table:table-cell>
          <table:table-cell table:style-name="ce4" table:formula="of:=[.B36]/0.02" office:value-type="float" office:value="-177.272727272727" calcext:value-type="float">
            <text:p>-177.27</text:p>
          </table:table-cell>
          <table:table-cell table:style-name="ce6" table:formula="of:=([.C36]-[.C35])/0.02" office:value-type="float" office:value="-1818.18181818182" calcext:value-type="float">
            <text:p>-1818.18</text:p>
          </table:table-cell>
          <table:table-cell table:style-name="ce6" table:formula="of:=([.D36]-[.D35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table:style-name="ce4" table:formula="of:=3-(ROW()-27)*(8/11)" office:value-type="float" office:value="-4.27272727272727" calcext:value-type="float">
            <text:p>-4.27</text:p>
          </table:table-cell>
          <table:table-cell table:style-name="ce4" table:formula="of:=[.B37]/0.02" office:value-type="float" office:value="-213.636363636364" calcext:value-type="float">
            <text:p>-213.64</text:p>
          </table:table-cell>
          <table:table-cell table:style-name="ce6" table:formula="of:=([.C37]-[.C36])/0.02" office:value-type="float" office:value="-1818.18181818182" calcext:value-type="float">
            <text:p>-1818.18</text:p>
          </table:table-cell>
          <table:table-cell table:style-name="ce6" table:formula="of:=([.D37]-[.D36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table:style-name="ce4" office:value-type="float" office:value="-5" calcext:value-type="float">
            <text:p>-5.00</text:p>
          </table:table-cell>
          <table:table-cell table:style-name="ce4" table:formula="of:=[.B38]/0.02" office:value-type="float" office:value="-250" calcext:value-type="float">
            <text:p>-250.00</text:p>
          </table:table-cell>
          <table:table-cell table:style-name="ce6" table:formula="of:=([.C38]-[.C37])/0.02" office:value-type="float" office:value="-1818.18181818182" calcext:value-type="float">
            <text:p>-1818.18</text:p>
          </table:table-cell>
          <table:table-cell table:style-name="ce6" table:formula="of:=([.D38]-[.D37])/0.0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table:style-name="ce4" office:value-type="float" office:value="-5" calcext:value-type="float">
            <text:p>-5.00</text:p>
          </table:table-cell>
          <table:table-cell table:style-name="ce4" table:formula="of:=[.B39]/0.02" office:value-type="float" office:value="-250" calcext:value-type="float">
            <text:p>-250.00</text:p>
          </table:table-cell>
          <table:table-cell table:style-name="ce4" table:formula="of:=([.C39]-[.C38])/0.02" office:value-type="float" office:value="0" calcext:value-type="float">
            <text:p>0.00</text:p>
          </table:table-cell>
          <table:table-cell table:style-name="ce6" table:formula="of:=([.D39]-[.D38])/0.02" office:value-type="float" office:value="90909.0909090909" calcext:value-type="float">
            <text:p>90909.09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-5" calcext:value-type="float">
            <text:p>-5</text:p>
          </table:table-cell>
          <table:table-cell table:formula="of:=[.B40]/0.02" office:value-type="float" office:value="-250" calcext:value-type="float">
            <text:p>-250</text:p>
          </table:table-cell>
          <table:table-cell table:formula="of:=([.C40]-[.C39])/0.02" office:value-type="float" office:value="0" calcext:value-type="float">
            <text:p>0</text:p>
          </table:table-cell>
          <table:table-cell table:formula="of:=([.D40]-[.D39])/0.02" office:value-type="float" office:value="0" calcext:value-type="float">
            <text:p>0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5T15:27:06.559000000</meta:creation-date>
    <dc:date>2023-04-15T17:25:54.137000000</dc:date>
    <meta:editing-duration>PT1H58M48S</meta:editing-duration>
    <meta:editing-cycles>2</meta:editing-cycles>
    <meta:generator>LibreOffice/7.5.1.2$Windows_X86_64 LibreOffice_project/fcbaee479e84c6cd81291587d2ee68cba099e129</meta:generator>
    <meta:document-statistic meta:table-count="1" meta:cell-count="18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6cm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3cm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13cm" svg:height="8.926cm" xlink:href=".." xlink:type="simple" chart:class="chart:line" chart:style-name="ch1">
        <chart:legend chart:legend-position="end" svg:x="1.808cm" svg:y="8.099cm" style:legend-expansion="custom" svg:width="11.748cm" svg:height="0.826cm" style:legend-expansion-aspect-ratio="14.2227602905569" chart:style-name="ch2"/>
        <chart:plot-area chart:style-name="ch3" table:cell-range-address="Sheet1.A4:Sheet1.A20 Sheet1.C2:Sheet1.D2 Sheet1.C4:Sheet1.D20" chart:data-source-has-labels="both" svg:x="0.291cm" svg:y="0.082cm" svg:width="14.347cm" svg:height="8.108cm">
          <chart:coordinate-region svg:x="1.241cm" svg:y="0.284cm" svg:width="12.066cm" svg:height="7.704cm"/>
          <chart:axis chart:dimension="x" chart:name="primary-x" chart:style-name="ch4" chartooo:axis-type="auto">
            <chartooo:date-scale/>
            <chart:categories table:cell-range-address="Sheet1.A4:Sheet1.A2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4:Sheet1.C20" chart:label-cell-address="Sheet1.C2:Sheet1.C2" chart:class="chart:line">
            <chart:data-point chart:repeated="17"/>
          </chart:series>
          <chart:series chart:attached-axis="secondary-y" chart:style-name="ch9" chart:values-cell-range-address="Sheet1.D4:Sheet1.D20" chart:label-cell-address="Sheet1.D2:Sheet1.D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 Velocity (left axis)</text:p>
                <draw:g>
                  <svg:desc>Sheet1.C2:Sheet1.C2</svg:desc>
                </draw:g>
              </table:table-cell>
              <table:table-cell office:value-type="string">
                <text:p>Angular Acceleration (right axi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10</text:p>
                <draw:g>
                  <svg:desc>Sheet1.A4:Sheet1.A20</svg:desc>
                </draw:g>
              </table:table-cell>
              <table:table-cell office:value-type="float" office:value="150">
                <text:p>150</text:p>
                <draw:g>
                  <svg:desc>Sheet1.C4:Sheet1.C20</svg:desc>
                </draw:g>
              </table:table-cell>
              <table:table-cell office:value-type="float" office:value="NaN">
                <text:p>NaN</text:p>
                <draw:g>
                  <svg:desc>Sheet1.D4:Sheet1.D20</svg:desc>
                </draw:g>
              </table:table-cell>
            </table:table-row>
            <table:table-row>
              <table:table-cell office:value-type="string">
                <text:p>f1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3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6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7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8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9</text:p>
              </table:table-cell>
              <table:table-cell office:value-type="float" office:value="-250">
                <text:p>-250</text:p>
              </table:table-cell>
              <table:table-cell office:value-type="float" office:value="-20000">
                <text:p>-20000</text:p>
              </table:table-cell>
            </table:table-row>
            <table:table-row>
              <table:table-cell office:value-type="string">
                <text:p>f20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6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6cm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25000" chart:maximum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3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22cm" svg:height="8.983cm" xlink:href=".." xlink:type="simple" chart:class="chart:line" chart:style-name="ch1">
        <chart:legend chart:legend-position="bottom" svg:x="1.731cm" svg:y="8.043cm" style:legend-expansion="custom" svg:width="11.56cm" svg:height="0.939cm" style:legend-expansion-aspect-ratio="12.3109691160809" chart:style-name="ch2"/>
        <chart:plot-area chart:style-name="ch3" table:cell-range-address="Sheet1.A24:Sheet1.A40 Sheet1.C22:Sheet1.D22 Sheet1.C24:Sheet1.D40" chart:data-source-has-labels="both" svg:x="0.291cm" svg:y="0.207cm" svg:width="14.56cm" svg:height="7.836cm">
          <chart:coordinate-region svg:x="1.241cm" svg:y="0.409cm" svg:width="12.278cm" svg:height="7.432cm"/>
          <chart:axis chart:dimension="x" chart:name="primary-x" chart:style-name="ch4" chartooo:axis-type="auto">
            <chartooo:date-scale/>
            <chart:categories table:cell-range-address="Sheet1.A24:Sheet1.A4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C24:Sheet1.C40" chart:label-cell-address="Sheet1.C22:Sheet1.C22" chart:class="chart:line">
            <chart:data-point chart:repeated="17"/>
          </chart:series>
          <chart:series chart:attached-axis="secondary-y" chart:style-name="ch8" chart:values-cell-range-address="Sheet1.D24:Sheet1.D40" chart:label-cell-address="Sheet1.D22:Sheet1.D22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 Velocity (left axis)</text:p>
                <draw:g>
                  <svg:desc>Sheet1.C22:Sheet1.C22</svg:desc>
                </draw:g>
              </table:table-cell>
              <table:table-cell office:value-type="string">
                <text:p>Angular Acceleration (right axis)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10</text:p>
                <draw:g>
                  <svg:desc>Sheet1.A24:Sheet1.A40</svg:desc>
                </draw:g>
              </table:table-cell>
              <table:table-cell office:value-type="float" office:value="150">
                <text:p>150</text:p>
                <draw:g>
                  <svg:desc>Sheet1.C24:Sheet1.C40</svg:desc>
                </draw:g>
              </table:table-cell>
              <table:table-cell office:value-type="float" office:value="NaN">
                <text:p>NaN</text:p>
                <draw:g>
                  <svg:desc>Sheet1.D24:Sheet1.D40</svg:desc>
                </draw:g>
              </table:table-cell>
            </table:table-row>
            <table:table-row>
              <table:table-cell office:value-type="string">
                <text:p>f1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3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4</text:p>
              </table:table-cell>
              <table:table-cell office:value-type="float" office:value="113.636363636364">
                <text:p>113.636363636364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f15</text:p>
              </table:table-cell>
              <table:table-cell office:value-type="float" office:value="77.2727272727273">
                <text:p>77.2727272727273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f16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f17</text:p>
              </table:table-cell>
              <table:table-cell office:value-type="float" office:value="4.54545454545454">
                <text:p>4.54545454545454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f18</text:p>
              </table:table-cell>
              <table:table-cell office:value-type="float" office:value="-31.8181818181818">
                <text:p>-31.8181818181818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f19</text:p>
              </table:table-cell>
              <table:table-cell office:value-type="float" office:value="-68.1818181818182">
                <text:p>-68.1818181818182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f20</text:p>
              </table:table-cell>
              <table:table-cell office:value-type="float" office:value="-104.545454545455">
                <text:p>-104.545454545455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-140.909090909091">
                <text:p>-140.909090909091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-177.272727272727">
                <text:p>-177.272727272727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-213.636363636364">
                <text:p>-213.636363636364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g4</text:p>
              </table:table-cell>
              <table:table-cell office:value-type="float" office:value="-250">
                <text:p>-250</text:p>
              </table:table-cell>
              <table:table-cell office:value-type="float" office:value="-1818.18181818182">
                <text:p>-1818.18181818182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6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